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pplication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ViewHandler( View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SupportedLocales( Collection 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StateManager( Stat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addValidator( String validatorId , String validat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Proper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addConverter( Class targetClass , String conver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NavigationHandler( Navigat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Converte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addConverter( String converterId , String conver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PropertyResolver( Proper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View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Message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Converter( String conver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Component( ValueBinding componentBinding , FacesContext context , String compon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DefaultRenderKitId( String renderK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ValueBinding(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DefaultRenderKi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Validator( String validat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Compon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Conver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Validato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Ac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Converter( Class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Naviga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PageFlowApplication( Applic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Application.setDefaul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Component( String compon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addComponent( String componentType , String compon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createMethodBinding( String ref , Class param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Application.getMessag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setVariableResolver( Variabl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pplication.get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